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41.15mm"/>
    </style:style>
    <style:style style:name="co4" style:family="table-column">
      <style:table-column-properties fo:break-before="auto" style:column-width="67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o of testcas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th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.65" calcext:value-type="float">
            <text:p>32.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3"/>33.7500 <text:s text:c="2"/>35.0000 <text:s text:c="2"/>30.0000 <text:s text:c="2"/>36.2500 <text:s text:c="2"/>28.7500</text:p>
          </table:table-cell>
          <table:table-cell/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5:21:12.007794006</meta:creation-date>
    <dc:date>2019-01-16T15:31:38.042798167</dc:date>
    <meta:editing-duration>PT15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